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4496" calcext:value-type="float">
            <text:p>82.4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0432" calcext:value-type="float">
            <text:p>81.1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06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8048" calcext:value-type="float">
            <text:p>74.2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8048" calcext:value-type="float">
            <text:p>74.2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564" calcext:value-type="float">
            <text:p>71.7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7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6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6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6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6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902</text:p>
          </table:table-cell>
          <table:table-cell office:value-type="string" calcext:value-type="string">
            <text:p>Olton Quad</text:p>
          </table:table-cell>
          <table:table-cell office:value-type="string" calcext:value-type="string">
            <text:p>196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